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f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hours estim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st new large antenna and rea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tentially done with hardware issues</text:p>
          </table:table-cell>
          <table:table-cell table:number-columns-repeated="2"/>
          <table:table-cell office:value-type="string" calcext:value-type="string">
            <text:p>order second large ant/reader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rite and test software to reco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 in coo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ag and record chicke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VP to get data we want</text:p>
          </table:table-cell>
          <table:table-cell table:number-columns-repeated="2"/>
          <table:table-cell office:value-type="string" calcext:value-type="string">
            <text:p>write software to interpret data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esent data on web page for continuous usa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nge nesting boxes and install one in ea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uery and display dat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ater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hours estimate</text:p>
          </table:table-cell>
        </table:table-row>
        <table:table-row table:style-name="ro1">
          <table:table-cell office:value-type="string" calcext:value-type="string">
            <text:p>ota updates, connect to wifi, receive commands</text:p>
          </table:table-cell>
          <table:table-cell table:number-columns-repeated="2"/>
          <table:table-cell office:value-type="string" calcext:value-type="string">
            <text:p>finish and test 120v wifi relay microcontroll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totype server software for relay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st multiple wifi relays w server cod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un 120v to some val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stall 3 – 10 relays for tes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eld test / debu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VP, no automation, just wireless control </text:p>
          </table:table-cell>
          <table:table-cell table:number-columns-repeated="2"/>
          <table:table-cell office:value-type="string" calcext:value-type="string">
            <text:p>install and test all relays for basic contro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rite front end to set valves on schedu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imize for minimal pump run 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ximize water use from schedule (water rows in 1 hour increments)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eather station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hours estima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earch how to setup with wifi / hardw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search how to receive da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ceive and store dat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ctionality to query and display data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8T16:21:07.594536984</meta:creation-date>
    <dc:date>2021-01-31T10:36:49.598826280</dc:date>
    <meta:editing-duration>P2DT18H4M17S</meta:editing-duration>
    <meta:editing-cycles>11</meta:editing-cycles>
    <meta:generator>LibreOffice/7.0.4.2$Linux_X86_64 LibreOffice_project/dcf040e67528d9187c66b2379df5ea4407429775</meta:generator>
    <meta:document-statistic meta:table-count="1" meta:cell-count="56" meta:object-count="0"/>
  </office:meta>
</office:document-meta>
</file>